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svg:stroke-opacity="50%" draw:opacity="50%" draw:textarea-horizontal-align="justify" draw:textarea-vertical-align="middle" draw:auto-grow-height="false" draw:shadow-opacity="50%"/>
    </style:style>
    <style:style style:name="gr3" style:family="graphic" style:parent-style-name="objectwithoutfill">
      <style:graphic-properties svg:stroke-opacity="50%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051cm" svg:stroke-color="#000000" draw:marker-start="Arrow" draw:marker-start-width="0.457cm" draw:marker-end="Arrow" draw:marker-end-width="0.457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20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8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10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1" draw:layer="layout" draw:type="line" svg:x1="20.971cm" svg:y1="3.181cm" svg:x2="27.571cm" svg:y2="6.291cm" draw:start-shape="id3" draw:start-glue-point="2" draw:end-shape="id4" draw:end-glue-point="0" svg:d="M20971 3181l6600 3110" svg:viewBox="0 0 6601 3111">
          <text:p/>
        </draw:connector>
        <draw:custom-shape draw:style-name="gr2" draw:text-style-name="P1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7.571cm" svg:y1="7.481cm" svg:x2="24.671cm" svg:y2="10.591cm" draw:end-shape="id5" draw:end-glue-point="0" svg:d="M27571 7481l-2900 3110" svg:viewBox="0 0 2901 3111">
          <text:p/>
        </draw:connector>
        <draw:connector draw:style-name="gr4" draw:text-style-name="P1" draw:layer="layout" draw:type="line" svg:x1="29.171cm" svg:y1="7.481cm" svg:x2="32.571cm" svg:y2="10.591cm" draw:end-shape="id6" draw:end-glue-point="0" svg:d="M29171 7481l3400 3110" svg:viewBox="0 0 3401 3111">
          <text:p/>
        </draw:connector>
        <draw:custom-shape draw:style-name="gr1" draw:text-style-name="P1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2.571cm" svg:y1="11.781cm" svg:x2="32.071cm" svg:y2="14.691cm" draw:end-shape="id7" draw:end-glue-point="0" svg:d="M32571 11781l-500 2910" svg:viewBox="0 0 501 2911">
          <text:p/>
        </draw:connector>
        <draw:connector draw:style-name="gr3" draw:text-style-name="P1" draw:layer="layout" draw:type="line" svg:x1="34.171cm" svg:y1="11.781cm" svg:x2="34.571cm" svg:y2="14.691cm" draw:end-shape="id8" svg:d="M34171 11781l400 2910" svg:viewBox="0 0 401 2911">
          <text:p/>
        </draw:connector>
        <draw:custom-shape draw:style-name="gr1" draw:text-style-name="P1" xml:id="id9" draw:id="id9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0.471cm" svg:y1="15.881cm" svg:x2="30.171cm" svg:y2="18.691cm" draw:end-shape="id9" draw:end-glue-point="0" svg:d="M30471 15881l-300 2810" svg:viewBox="0 0 301 2811">
          <text:p/>
        </draw:connector>
        <draw:connector draw:style-name="gr3" draw:text-style-name="P1" draw:layer="layout" draw:type="line" svg:x1="32.071cm" svg:y1="15.881cm" svg:x2="32.371cm" svg:y2="18.691cm" draw:end-shape="id10" draw:end-glue-point="0" svg:d="M32071 15881l300 2810" svg:viewBox="0 0 301 2811">
          <text:p/>
        </draw:connector>
        <draw:line draw:style-name="gr5" draw:text-style-name="P1" draw:layer="layout" svg:x1="38.461cm" svg:y1="2.131cm" svg:x2="38.59cm" svg:y2="20.006cm">
          <text:p/>
        </draw:line>
        <draw:custom-shape draw:style-name="gr6" draw:text-style-name="P1" draw:layer="layout" svg:width="1.871cm" svg:height="1.194cm" svg:x="37.719cm" svg:y="10.45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042cm" svg:height="1.204cm" svg:x="37.431cm" svg:y="10.395cm">
          <draw:text-box>
            <text:p><text:span text:style-name="T1">log(N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04T13:42:03.920364835</dc:date>
    <dc:creator>elucterio </dc:creator>
    <meta:editing-duration>PT27M59S</meta:editing-duration>
    <meta:editing-cycles>10</meta:editing-cycles>
    <meta:generator>LibreOffice/4.2.8.2$Linux_X86_64 LibreOffice_project/420m0$Build-2</meta:generator>
    <meta:document-statistic meta:object-count="57"/>
  </office:meta>
</office:document-meta>
</file>